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number-columns-repeated="3" table:default-cell-style-name="ce1"/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office:value-type="string">
            <text:p>col1</text:p>
          </table:table-cell>
          <table:table-cell table:style-name="Default" office:value-type="string">
            <text:p>col2</text:p>
          </table:table-cell>
          <table:table-cell table:style-name="Default" office:value-type="string">
            <text:p>col3</text:p>
          </table:table-cell>
          <table:table-cell table:style-name="Default" office:value-type="string">
            <text:p>col4</text:p>
          </table:table-cell>
          <table:table-cell table:style-name="Default" office:value-type="string">
            <text:p>col5</text:p>
          </table:table-cell>
          <table:table-cell table:style-name="Default" office:value-type="string">
            <text:p>col6</text:p>
          </table:table-cell>
          <table:table-cell table:style-name="Default" office:value-type="string">
            <text:p>col7</text:p>
          </table:table-cell>
          <table:table-cell table:style-name="Default" office:value-type="string">
            <text:p>col8</text:p>
          </table:table-cell>
          <table:table-cell office:value-type="string">
            <text:p>col9</text:p>
          </table:table-cell>
          <table:table-cell office:value-type="string">
            <text:p>col10</text:p>
          </table:table-cell>
          <table:table-cell office:value-type="string">
            <text:p>col11</text:p>
          </table:table-cell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Code 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FOURN1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FOURN2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>
            <text:p>Explication</text:p>
          </table:table-cell>
          <table:table-cell table:number-columns-repeated="10"/>
        </table:table-row>
        <table:table-row table:style-name="ro1">
          <table:table-cell office:value-type="string">
            <text:p>N° operation</text:p>
          </table:table-cell>
          <table:table-cell office:value-type="string">
            <text:p>Regroupe tous les éléments d'une opération, càd fournisseur + marchandises</text:p>
          </table:table-cell>
          <table:table-cell table:number-columns-repeated="9"/>
        </table:table-row>
        <table:table-row table:style-name="ro1">
          <table:table-cell office:value-type="string">
            <text:p>Quick_code</text:p>
          </table:table-cell>
          <table:table-cell office:value-type="string">
            <text:p>Est le quick code dans phpcompta et le CODE fournisseur ou le code marchandises/service dans dolibarr</text:p>
          </table:table-cell>
          <table:table-cell table:number-columns-repeated="9"/>
        </table:table-row>
        <table:table-row table:style-name="ro1">
          <table:table-cell office:value-type="string">
            <text:p>Libellé de l'opération</text:p>
          </table:table-cell>
          <table:table-cell office:value-type="string">
            <text:p>Libelle de l'opération ou le numéro de facture</text:p>
          </table:table-cell>
          <table:table-cell table:number-columns-repeated="9"/>
        </table:table-row>
        <table:table-row table:style-name="ro1">
          <table:table-cell office:value-type="string">
            <text:p>N° de pièce</text:p>
          </table:table-cell>
          <table:table-cell office:value-type="string">
            <text:p>est le numéro de la pièce : numéro le la facture émise <text:s/>ou le numéro de la pièce dans la comptabilité</text:p>
          </table:table-cell>
          <table:table-cell table:number-columns-repeated="9"/>
        </table:table-row>
        <table:table-row table:style-name="ro1">
          <table:table-cell office:value-type="string">
            <text:p>Code</text:p>
          </table:table-cell>
          <table:table-cell office:value-type="string">
            <text:p>Tiers : il s'agit d'un tiers, S d'un service ou d'une marchandis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 le total de l'opération</text:p>
          </table:table-cell>
          <table:table-cell table:style-name="ce2" office:value-type="string">
            <text:p>N° opération</text:p>
          </table:table-cell>
          <table:table-cell table:style-name="ce2"/>
          <table:table-cell table:style-name="ce2" office:value-type="string">
            <text:p>HTVA</text:p>
          </table:table-cell>
          <table:table-cell table:style-name="ce2" office:value-type="string">
            <text:p>TVA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3*9+12*1" office:value-type="float" office:value="39">
            <text:p>39</text:p>
          </table:table-cell>
          <table:table-cell table:formula="of:=28.62+12.72" office:value-type="float" office:value="41.34">
            <text:p>41,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125">
            <text:p>125</text:p>
          </table:table-cell>
          <table:table-cell office:value-type="float" office:value="132.5">
            <text:p>132,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emarque</text:p>
          </table:table-cell>
          <table:table-cell office:value-type="string">
            <text:p>Le journal cible sera choisi lors l'import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 n° d'opération servira à éviter les doublon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outes les lignes comptent le même nombre de colonn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22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03-29T22:44:26</dc:date>
    <dc:creator>dany </dc:creator>
    <meta:editing-duration>PT01H04M33S</meta:editing-duration>
    <meta:editing-cycles>8</meta:editing-cycles>
    <meta:generator>OpenOffice.org/3.2$Linux OpenOffice.org_project/320m12$Build-9483</meta:generator>
    <meta:document-statistic meta:table-count="3" meta:cell-count="87" meta:object-count="0"/>
  </office:meta>
</office:document-meta>
</file>